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Clear Sans" svg:font-family="'Clear Sans'" style:font-family-generic="swiss" style:font-pitch="variable"/>
    <style:font-face style:name="Clear Sans Medium" svg:font-family="'Clear Sans Medium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Go Medium" svg:font-family="'Go Medium'" style:font-adornments="Regular" style:font-pitch="variable"/>
    <style:font-face style:name="Go Medium1" svg:font-family="'Go Medium'" style:font-pitch="variable"/>
    <style:font-face style:name="Go Smallcaps" svg:font-family="'Go Smallcaps'" style:font-pitch="variable"/>
    <style:font-face style:name="Impact" svg:font-family="Impact" style:font-family-generic="swiss" style:font-pitch="variable"/>
    <style:font-face style:name="Inter Display Medium" svg:font-family="'Inter Display Medium'" style:font-adornments="Mediu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imbus Sans" svg:font-family="'Nimbus Sans'" style:font-family-generic="swiss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Tahoma" svg:font-family="Tahoma" style:font-family-generic="system" style:font-pitch="variable"/>
    <style:font-face style:name="TeX Gyre Adventor" svg:font-family="'TeX Gyre Adventor'" style:font-pitch="variable"/>
    <style:font-face style:name="TlwgTypewriter" svg:font-family="TlwgTypewriter" style:font-family-generic="modern" style:font-pitch="variable"/>
    <style:font-face style:name="Ubuntu" svg:font-family="Ubuntu" style:font-adornments="Condensed Mediu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DejaVu Sans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 fo:border="0.74pt solid #734f96"/>
      <style:paragraph-properties fo:text-align="center" fo:margin-left="0cm"/>
      <style:text-properties fo:color="#734f96" style:font-name="DejaVu Sans" fo:font-size="48pt" style:font-size-asian="48pt" style:font-size-complex="48pt"/>
    </style:style>
    <style:style style:name="ce5" style:family="table-cell" style:parent-style-name="Default">
      <style:text-properties style:font-name="DejaVu Sans Mono"/>
    </style:style>
    <style:style style:name="ce6" style:family="table-cell" style:parent-style-name="Default">
      <style:text-properties style:font-name="Go Medium1"/>
    </style:style>
    <style:style style:name="ce7" style:family="table-cell" style:parent-style-name="Defaul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5" table:default-cell-style-name="Default"/>
        <table:table-row table:style-name="ro1" table:number-rows-repeated="3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5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4" office:value-type="string" calcext:value-type="string">
            <text:p>F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u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7"/>
          <table:table-cell table:style-name="ce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Clear Sans" svg:font-family="'Clear Sans'" style:font-family-generic="swiss" style:font-pitch="variable"/>
    <style:font-face style:name="Clear Sans Medium" svg:font-family="'Clear Sans Medium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Go Medium" svg:font-family="'Go Medium'" style:font-adornments="Regular" style:font-pitch="variable"/>
    <style:font-face style:name="Go Medium1" svg:font-family="'Go Medium'" style:font-pitch="variable"/>
    <style:font-face style:name="Go Smallcaps" svg:font-family="'Go Smallcaps'" style:font-pitch="variable"/>
    <style:font-face style:name="Impact" svg:font-family="Impact" style:font-family-generic="swiss" style:font-pitch="variable"/>
    <style:font-face style:name="Inter Display Medium" svg:font-family="'Inter Display Medium'" style:font-adornments="Mediu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imbus Sans" svg:font-family="'Nimbus Sans'" style:font-family-generic="swiss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Tahoma" svg:font-family="Tahoma" style:font-family-generic="system" style:font-pitch="variable"/>
    <style:font-face style:name="TeX Gyre Adventor" svg:font-family="'TeX Gyre Adventor'" style:font-pitch="variable"/>
    <style:font-face style:name="TlwgTypewriter" svg:font-family="TlwgTypewriter" style:font-family-generic="modern" style:font-pitch="variable"/>
    <style:font-face style:name="Ubuntu" svg:font-family="Ubuntu" style:font-adornments="Condensed Mediu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9:25:25.862850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07:12.188285278</meta:creation-date>
    <dc:date>2024-03-21T09:31:22.964505903</dc:date>
    <meta:editing-duration>PT12M12S</meta:editing-duration>
    <meta:editing-cycles>2</meta:editing-cycles>
    <meta:generator>LibreOffice/7.6.5.2$Linux_X86_64 LibreOffice_project/60$Build-2</meta:generator>
    <meta:print-date>2024-03-21T09:40:08.516528995</meta:print-date>
    <meta:printed-by>Fichiers PDF</meta:printed-by>
    <meta:document-statistic meta:table-count="1" meta:cell-count="9" meta:object-count="0"/>
  </office:meta>
</office:document-meta>
</file>